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EmbeddedDatabase/content.xml" manifest:media-type="text/xml"/>
  <manifest:file-entry manifest:full-path="EmbeddedDatabase/settings.xml" manifest:media-type="text/xml"/>
  <manifest:file-entry manifest:full-path="EmbeddedDatabase/" manifest:version="1.2" manifest:media-type="application/vnd.oasis.opendocument.base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bb1ac" officeooo:paragraph-rsid="000bb1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&lt;item&gt;</text:p>
      <text:p text:style-name="P1"><text:tab/><text:tab/>&lt;title&gt;<text:database-display text:table-name="data" text:table-type="table" text:column-name="name" text:database-name="data1">Chinook Salmon</text:database-display>&lt;/title&gt;</text:p>
      <text:p text:style-name="P1"><text:tab/><text:tab/>&lt;pubDate&gt;Mon, 06 Mar 2017 18:07:47 +0000&lt;/pubDate&gt;</text:p>
      <text:p text:style-name="P1"><text:tab/><text:tab/>&lt;dc:creator&gt;&lt;![CDATA[admin]]&gt;&lt;/dc:creator&gt;</text:p>
      <text:p text:style-name="P1"><text:tab/><text:tab/>&lt;description&gt;&lt;/description&gt;</text:p>
      <text:p text:style-name="P1"><text:tab/><text:tab/>&lt;content:encoded&gt;&lt;![CDATA[]]&gt;&lt;/content:encoded&gt;</text:p>
      <text:p text:style-name="P1"><text:tab/><text:tab/>&lt;excerpt:encoded&gt;&lt;![CDATA[]]&gt;&lt;/excerpt:encoded&gt;</text:p>
      <text:p text:style-name="P1"><text:tab/><text:tab/>&lt;wp:post_date&gt;&lt;![CDATA[2017-03-06 18:07:47]]&gt;&lt;/wp:post_date&gt;</text:p>
      <text:p text:style-name="P1"><text:tab/><text:tab/>&lt;wp:post_date_gmt&gt;&lt;![CDATA[2017-03-06 18:07:47]]&gt;&lt;/wp:post_date_gmt&gt;</text:p>
      <text:p text:style-name="P1"><text:tab/><text:tab/>&lt;wp:comment_status&gt;&lt;![CDATA[closed]]&gt;&lt;/wp:comment_status&gt;</text:p>
      <text:p text:style-name="P1"><text:tab/><text:tab/>&lt;wp:ping_status&gt;&lt;![CDATA[closed]]&gt;&lt;/wp:ping_status&gt;</text:p>
      <text:p text:style-name="P1"><text:tab/><text:tab/>&lt;wp:post_name&gt;&lt;![CDATA[test]]&gt;&lt;/wp:post_name&gt;</text:p>
      <text:p text:style-name="P1"><text:tab/><text:tab/>&lt;wp:status&gt;&lt;![CDATA[publish]]&gt;&lt;/wp:status&gt;</text:p>
      <text:p text:style-name="P1"><text:tab/><text:tab/>&lt;wp:post_parent&gt;0&lt;/wp:post_parent&gt;</text:p>
      <text:p text:style-name="P1"><text:tab/><text:tab/>&lt;wp:menu_order&gt;0&lt;/wp:menu_order&gt;</text:p>
      <text:p text:style-name="P1"><text:tab/><text:tab/>&lt;wp:post_type&gt;&lt;![CDATA[fpi_indicator]]&gt;&lt;/wp:post_type&gt;</text:p>
      <text:p text:style-name="P1"><text:tab/><text:tab/>&lt;wp:post_password&gt;&lt;![CDATA[]]&gt;&lt;/wp:post_password&gt;</text:p>
      <text:p text:style-name="P1"><text:tab/><text:tab/>&lt;wp:is_sticky&gt;0&lt;/wp:is_sticky&gt;</text:p>
      <text:p text:style-name="P1"><text:tab/><text:tab/>&lt;wp:postmeta&gt;</text:p>
      <text:p text:style-name="P1"><text:tab/><text:tab/><text:tab/>&lt;wp:meta_key&gt;&lt;![CDATA[_edit_last]]&gt;&lt;/wp:meta_key&gt;</text:p>
      <text:p text:style-name="P1"><text:tab/><text:tab/><text:tab/>&lt;wp:meta_value&gt;&lt;![CDATA[1]]&gt;&lt;/wp:meta_value&gt;</text:p>
      <text:p text:style-name="P1"><text:tab/><text:tab/>&lt;/wp:postmeta&gt;</text:p>
      <text:p text:style-name="P1"><text:tab/><text:tab/>&lt;wp:postmeta&gt;</text:p>
      <text:p text:style-name="P1"><text:tab/><text:tab/><text:tab/>&lt;wp:meta_key&gt;&lt;![CDATA[name]]&gt;&lt;/wp:meta_key&gt;</text:p>
      <text:p text:style-name="P1"><text:tab/><text:tab/><text:tab/>&lt;wp:meta_value&gt;&lt;![CDATA[<text:database-display text:table-name="data" text:table-type="table" text:column-name="name" text:database-name="data1">Chinook Salmon</text:database-display>]]&gt;&lt;/wp:meta_value&gt;</text:p>
      <text:p text:style-name="P1"><text:tab/><text:tab/>&lt;/wp:postmeta&gt;</text:p>
      <text:p text:style-name="P1"><text:tab/><text:tab/>&lt;wp:postmeta&gt;</text:p>
      <text:p text:style-name="P1"><text:tab/><text:tab/><text:tab/>&lt;wp:meta_key&gt;&lt;![CDATA[_name]]&gt;&lt;/wp:meta_key&gt;</text:p>
      <text:p text:style-name="P1"><text:tab/><text:tab/><text:tab/>&lt;wp:meta_value&gt;&lt;![CDATA[field_fpi_indicator_name]]&gt;&lt;/wp:meta_value&gt;</text:p>
      <text:p text:style-name="P1"><text:tab/><text:tab/>&lt;/wp:postmeta&gt;</text:p>
      <text:p text:style-name="P1"><text:tab/><text:tab/>&lt;wp:postmeta&gt;</text:p>
      <text:p text:style-name="P1"><text:tab/><text:tab/><text:tab/>&lt;wp:meta_key&gt;&lt;![CDATA[image]]&gt;&lt;/wp:meta_key&gt;</text:p>
      <text:p text:style-name="P1"><text:tab/><text:tab/><text:tab/>&lt;wp:meta_value&gt;&lt;![CDATA[<text:database-display text:table-name="data" text:table-type="table" text:column-name="id" text:database-name="data1">32</text:database-display>]]&gt;&lt;/wp:meta_value&gt;</text:p>
      <text:p text:style-name="P1"><text:tab/><text:tab/>&lt;/wp:postmeta&gt;</text:p>
      <text:p text:style-name="P1"><text:tab/><text:tab/>&lt;wp:postmeta&gt;</text:p>
      <text:p text:style-name="P1"><text:tab/><text:tab/><text:tab/>&lt;wp:meta_key&gt;&lt;![CDATA[_image]]&gt;&lt;/wp:meta_key&gt;</text:p>
      <text:p text:style-name="P1"><text:tab/><text:tab/><text:tab/>&lt;wp:meta_value&gt;&lt;![CDATA[field_fpi_indicator_image]]&gt;&lt;/wp:meta_value&gt;</text:p>
      <text:p text:style-name="P1"><text:tab/><text:tab/>&lt;/wp:postmeta&gt;</text:p>
      <text:p text:style-name="P1"><text:tab/><text:tab/>&lt;wp:postmeta&gt;</text:p>
      <text:p text:style-name="P1"><text:tab/><text:tab/><text:tab/>&lt;wp:meta_key&gt;&lt;![CDATA[latitude]]&gt;&lt;/wp:meta_key&gt;</text:p>
      <text:p text:style-name="P1"><text:tab/><text:tab/><text:tab/>&lt;wp:meta_value&gt;&lt;![CDATA[<text:database-display text:table-name="data" text:table-type="table" text:column-name="latitude" text:database-name="data1">40</text:database-display>]]&gt;&lt;/wp:meta_value&gt;</text:p>
      <text:p text:style-name="P1"><text:tab/><text:tab/>&lt;/wp:postmeta&gt;</text:p>
      <text:p text:style-name="P1"><text:tab/><text:tab/>&lt;wp:postmeta&gt;</text:p>
      <text:p text:style-name="P1"><text:tab/><text:tab/><text:tab/>&lt;wp:meta_key&gt;&lt;![CDATA[_latitude]]&gt;&lt;/wp:meta_key&gt;</text:p>
      <text:p text:style-name="P1"><text:tab/><text:tab/><text:tab/>&lt;wp:meta_value&gt;&lt;![CDATA[field_fpi_indicator_latitide]]&gt;&lt;/wp:meta_value&gt;</text:p>
      <text:p text:style-name="P1"><text:tab/><text:tab/>&lt;/wp:postmeta&gt;</text:p>
      <text:p text:style-name="P1"><text:tab/><text:tab/>&lt;wp:postmeta&gt;</text:p>
      <text:p text:style-name="P1"><text:tab/><text:tab/><text:tab/>&lt;wp:meta_key&gt;&lt;![CDATA[longitude]]&gt;&lt;/wp:meta_key&gt;</text:p>
      <text:p text:style-name="P1"><text:tab/><text:tab/><text:tab/>&lt;wp:meta_value&gt;&lt;![CDATA[<text:database-display text:table-name="data" text:table-type="table" text:column-name="longitude" text:database-name="data1">-125</text:database-display>]]&gt;&lt;/wp:meta_value&gt;</text:p>
      <text:p text:style-name="P1"><text:tab/><text:tab/>&lt;/wp:postmeta&gt;</text:p>
      <text:p text:style-name="P1"><text:tab/><text:tab/>&lt;wp:postmeta&gt;</text:p>
      <text:p text:style-name="P1"><text:tab/><text:tab/><text:tab/>&lt;wp:meta_key&gt;&lt;![CDATA[_longitude]]&gt;&lt;/wp:meta_key&gt;</text:p>
      <text:p text:style-name="P1"><text:tab/><text:tab/><text:tab/>&lt;wp:meta_value&gt;&lt;![CDATA[field_fpi_indicator_longitude]]&gt;&lt;/wp:meta_value&gt;</text:p>
      <text:p text:style-name="P1"><text:tab/><text:tab/>&lt;/wp:postmeta&gt;</text:p>
      <text:p text:style-name="P1"><text:soft-page-break/><text:tab/><text:tab/>&lt;wp:postmeta&gt;</text:p>
      <text:p text:style-name="P1"><text:tab/><text:tab/><text:tab/>&lt;wp:meta_key&gt;&lt;![CDATA[ecological]]&gt;&lt;/wp:meta_key&gt;</text:p>
      <text:p text:style-name="P1"><text:tab/><text:tab/><text:tab/>&lt;wp:meta_value&gt;&lt;![CDATA[<text:database-display text:table-name="data" text:table-type="table" text:column-name="ecological" text:database-name="data1">2.88</text:database-display>]]&gt;&lt;/wp:meta_value&gt;</text:p>
      <text:p text:style-name="P1"><text:tab/><text:tab/>&lt;/wp:postmeta&gt;</text:p>
      <text:p text:style-name="P1"><text:tab/><text:tab/>&lt;wp:postmeta&gt;</text:p>
      <text:p text:style-name="P1"><text:tab/><text:tab/><text:tab/>&lt;wp:meta_key&gt;&lt;![CDATA[_ecological]]&gt;&lt;/wp:meta_key&gt;</text:p>
      <text:p text:style-name="P1"><text:tab/><text:tab/><text:tab/>&lt;wp:meta_value&gt;&lt;![CDATA[field_fpi_indicator_ecological]]&gt;&lt;/wp:meta_value&gt;</text:p>
      <text:p text:style-name="P1"><text:tab/><text:tab/>&lt;/wp:postmeta&gt;</text:p>
      <text:p text:style-name="P1"><text:tab/><text:tab/>&lt;wp:postmeta&gt;</text:p>
      <text:p text:style-name="P1"><text:tab/><text:tab/><text:tab/>&lt;wp:meta_key&gt;&lt;![CDATA[economic]]&gt;&lt;/wp:meta_key&gt;</text:p>
      <text:p text:style-name="P1"><text:tab/><text:tab/><text:tab/>&lt;wp:meta_value&gt;&lt;![CDATA[<text:database-display text:table-name="data" text:table-type="table" text:column-name="economic" text:database-name="data1">3.33</text:database-display>]]&gt;&lt;/wp:meta_value&gt;</text:p>
      <text:p text:style-name="P1"><text:tab/><text:tab/>&lt;/wp:postmeta&gt;</text:p>
      <text:p text:style-name="P1"><text:tab/><text:tab/>&lt;wp:postmeta&gt;</text:p>
      <text:p text:style-name="P1"><text:tab/><text:tab/><text:tab/>&lt;wp:meta_key&gt;&lt;![CDATA[_economic]]&gt;&lt;/wp:meta_key&gt;</text:p>
      <text:p text:style-name="P1"><text:tab/><text:tab/><text:tab/>&lt;wp:meta_value&gt;&lt;![CDATA[field_fpi_indicator_economic]]&gt;&lt;/wp:meta_value&gt;</text:p>
      <text:p text:style-name="P1"><text:tab/><text:tab/>&lt;/wp:postmeta&gt;</text:p>
      <text:p text:style-name="P1"><text:tab/><text:tab/>&lt;wp:postmeta&gt;</text:p>
      <text:p text:style-name="P1"><text:tab/><text:tab/><text:tab/>&lt;wp:meta_key&gt;&lt;![CDATA[community]]&gt;&lt;/wp:meta_key&gt;</text:p>
      <text:p text:style-name="P1"><text:tab/><text:tab/><text:tab/>&lt;wp:meta_value&gt;&lt;![CDATA[<text:database-display text:table-name="data" text:table-type="table" text:column-name="community" text:database-name="data1">3.88</text:database-display>]]&gt;&lt;/wp:meta_value&gt;</text:p>
      <text:p text:style-name="P1"><text:tab/><text:tab/>&lt;/wp:postmeta&gt;</text:p>
      <text:p text:style-name="P1"><text:tab/><text:tab/>&lt;wp:postmeta&gt;</text:p>
      <text:p text:style-name="P1"><text:tab/><text:tab/><text:tab/>&lt;wp:meta_key&gt;&lt;![CDATA[_community]]&gt;&lt;/wp:meta_key&gt;</text:p>
      <text:p text:style-name="P1"><text:tab/><text:tab/><text:tab/>&lt;wp:meta_value&gt;&lt;![CDATA[field_fpi_indicator_community]]&gt;&lt;/wp:meta_value&gt;</text:p>
      <text:p text:style-name="P1"><text:tab/><text:tab/>&lt;/wp:postmeta&gt;</text:p>
      <text:p text:style-name="P1"><text:tab/>&lt;/item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6T13:21:13.694124094</dc:date>
    <meta:editing-duration>PT7M31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2" meta:paragraph-count="79" meta:word-count="86" meta:character-count="2971" meta:non-whitespace-character-count="2778"/>
  </office:meta>
</office:document-meta>
</file>

<file path=EmbeddedDatabase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db="urn:oasis:names:tc:opendocument:xmlns:database:1.0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/>
  <office:body>
    <office:database>
      <db:data-source>
        <db:connection-data>
          <db:database-description>
            <db:file-based-database xlink:href="../../data.ods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